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6b39c" officeooo:paragraph-rsid="0016b39c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rsid="001801a6" officeooo:paragraph-rsid="001801a6"/>
    </style:style>
    <style:style style:name="P4" style:family="paragraph" style:parent-style-name="Standard">
      <style:text-properties fo:font-weight="bold" officeooo:rsid="0016b39c" officeooo:paragraph-rsid="0016b39c" style:font-weight-asian="bold" style:font-weight-complex="bold"/>
    </style:style>
    <style:style style:name="P5" style:family="paragraph" style:parent-style-name="Standard">
      <style:text-properties fo:font-weight="bold" officeooo:rsid="001801a6" officeooo:paragraph-rsid="001801a6" style:font-weight-asian="bold" style:font-weight-complex="bold"/>
    </style:style>
    <style:style style:name="P6" style:family="paragraph" style:parent-style-name="Standard">
      <style:text-properties fo:font-weight="normal" officeooo:rsid="001801a6" officeooo:paragraph-rsid="001801a6" style:font-weight-asian="normal" style:font-weight-complex="normal"/>
    </style:style>
    <style:style style:name="P7" style:family="paragraph" style:parent-style-name="Standard">
      <style:text-properties style:font-name="sans-serif" fo:font-size="12pt"/>
    </style:style>
    <style:style style:name="P8" style:family="paragraph" style:parent-style-name="Standard">
      <style:text-properties style:font-name="sans-serif" fo:font-size="12pt" fo:font-weight="normal" officeooo:rsid="001801a6" officeooo:paragraph-rsid="001801a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allation of OpenCV in python on ubuntu 16.04:</text:p>
      <text:p text:style-name="P4"/>
      <text:p text:style-name="P1">sudo apt-get -y install libopencv-dev build-essential cmake git libgtk2.0-dev pkg-config python-dev python-numpy libdc1394-22 libdc1394-22-dev libjpeg-dev libpng12-dev libjasper-dev libavcodec-dev libavformat-dev libswscale-dev libgstreamer0.10-dev libgstreamer-plugins-base0.10-dev libv4l-dev libtbb-dev libqt4-dev libfaac-dev libmp3lame-dev libopencore-amrnb-dev libopencore-amrwb-dev libtheora-dev libvorbis-dev libxvidcore-dev x264 v4l-utils unzip</text:p>
      <text:p text:style-name="Preformatted_20_Text"/>
      <text:p text:style-name="Preformatted_20_Text">mkdir opencv</text:p>
      <text:p text:style-name="Preformatted_20_Text"/>
      <text:p text:style-name="Preformatted_20_Text">cd opencv</text:p>
      <text:p text:style-name="Preformatted_20_Text"/>
      <text:p text:style-name="Preformatted_20_Text">wget https://github.com/Itseez/opencv/archive/3.2.0.zip -O opencv-3.2.0.zip</text:p>
      <text:p text:style-name="Preformatted_20_Text"/>
      <text:p text:style-name="Preformatted_20_Text">unzip opencv-3.2.0.zip</text:p>
      <text:p text:style-name="Preformatted_20_Text"/>
      <text:p text:style-name="Preformatted_20_Text">cd opencv-3.2.0</text:p>
      <text:p text:style-name="Preformatted_20_Text"/>
      <text:p text:style-name="Preformatted_20_Text">mkdir build</text:p>
      <text:p text:style-name="Preformatted_20_Text"/>
      <text:p text:style-name="Preformatted_20_Text">cd build</text:p>
      <text:p text:style-name="Preformatted_20_Text"/>
      <text:p text:style-name="Preformatted_20_Text">cmake -D CMAKE_BUILD_TYPE=RELEASE -D CMAKE_INSTALL_PREFIX=/usr/local -D WITH_TBB=ON -D WITH_V4L=ON -D WITH_QT=ON -D WITH_OPENGL=ON ..</text:p>
      <text:p text:style-name="Preformatted_20_Text"/>
      <text:p text:style-name="Preformatted_20_Text">make -j $(nproc)</text:p>
      <text:p text:style-name="Preformatted_20_Text"/>
      <text:p text:style-name="Preformatted_20_Text">sudo make install</text:p>
      <text:p text:style-name="Preformatted_20_Text"/>
      <text:p text:style-name="Preformatted_20_Text">sudo /bin/bash -c 'echo "/usr/local/lib" &gt; /etc/ld.so.conf.d/opencv.conf'</text:p>
      <text:p text:style-name="Preformatted_20_Text"/>
      <text:p text:style-name="P2">sudo ldconfig</text:p>
      <text:p text:style-name="P3">To check fot the installed version type the following in the terminal:</text:p>
      <text:p text:style-name="P3">pkg-config --modversion opencv</text:p>
      <text:p text:style-name="P5">Installation of Matplotlib:</text:p>
      <text:p text:style-name="P5"/>
      <text:p text:style-name="P6">sudo apt-get install python-matplotlib</text:p>
      <text:p text:style-name="P6"/>
      <text:p text:style-name="P8">Color image loaded by OpenCV is in BGR mode. But Matplotlib displays in RGB mode. So color</text:p>
      <text:p text:style-name="P7">images will not be displayed correctly in Matplotlib if image is read with OpenCV. 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20:22:42.274917331</meta:creation-date>
    <dc:date>2017-07-18T20:27:23.274273398</dc:date>
    <meta:editing-duration>PT4M4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142" meta:character-count="1242" meta:non-whitespace-character-count="1120"/>
  </office:meta>
</office:document-meta>
</file>